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20pt" style:font-size-asian="20pt" style:font-size-complex="20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000000" fo:font-weight="bold" style:font-weight-asian="bold" style:font-weight-complex="bold"/>
    </style:style>
    <style:style style:name="P4" style:family="paragraph" style:parent-style-name="Standard">
      <style:paragraph-properties fo:text-align="start" style:justify-single-word="false"/>
      <style:text-properties fo:color="#000000"/>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T1" style:family="text">
      <style:text-properties style:font-name="Nimbus Roman No9 L"/>
    </style:style>
    <style:style style:name="T2" style:family="text">
      <style:text-properties fo:background-color="#ffff00"/>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36in" text:min-label-width="0.25in"/>
        <style:text-properties style:font-name="StarSymbol"/>
      </text:list-level-style-bullet>
      <text:list-level-style-bullet text:level="3" text:style-name="Bullet_20_Symbols" style:num-suffix="." text:bullet-char="–">
        <style:list-level-properties text:space-before="1.0472in" text:min-label-width="0.25in"/>
        <style:text-properties style:font-name="StarSymbol"/>
      </text:list-level-style-bullet>
      <text:list-level-style-bullet text:level="4" text:style-name="Bullet_20_Symbols" style:num-suffix="." text:bullet-char="–">
        <style:list-level-properties text:space-before="1.5709in" text:min-label-width="0.25in"/>
        <style:text-properties style:font-name="StarSymbol"/>
      </text:list-level-style-bullet>
      <text:list-level-style-bullet text:level="5" text:style-name="Bullet_20_Symbols" style:num-suffix="." text:bullet-char="–">
        <style:list-level-properties text:space-before="2.0945in" text:min-label-width="0.25in"/>
        <style:text-properties style:font-name="StarSymbol"/>
      </text:list-level-style-bullet>
      <text:list-level-style-bullet text:level="6" text:style-name="Bullet_20_Symbols" style:num-suffix="." text:bullet-char="–">
        <style:list-level-properties text:space-before="2.6181in" text:min-label-width="0.25in"/>
        <style:text-properties style:font-name="StarSymbol"/>
      </text:list-level-style-bullet>
      <text:list-level-style-bullet text:level="7" text:style-name="Bullet_20_Symbols" style:num-suffix="." text:bullet-char="–">
        <style:list-level-properties text:space-before="3.1417in" text:min-label-width="0.25in"/>
        <style:text-properties style:font-name="StarSymbol"/>
      </text:list-level-style-bullet>
      <text:list-level-style-bullet text:level="8" text:style-name="Bullet_20_Symbols" style:num-suffix="." text:bullet-char="–">
        <style:list-level-properties text:space-before="3.6654in" text:min-label-width="0.25in"/>
        <style:text-properties style:font-name="StarSymbol"/>
      </text:list-level-style-bullet>
      <text:list-level-style-bullet text:level="9" text:style-name="Bullet_20_Symbols" style:num-suffix="." text:bullet-char="–">
        <style:list-level-properties text:space-before="4.189in" text:min-label-width="0.25in"/>
        <style:text-properties style:font-name="StarSymbol"/>
      </text:list-level-style-bullet>
      <text:list-level-style-bullet text:level="10" text:style-name="Bullet_20_Symbols" style:num-suffix="." text:bullet-char="–">
        <style:list-level-properties text:space-before="4.7126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Committee Meeting One Progress Report</text:p>
      <text:p text:style-name="P2"/>
      <text:p text:style-name="P2">Grace Li</text:p>
      <text:p text:style-name="P2"/>
      <text:p text:style-name="P2">Date: 2-4 PM Tuesday, November 20, 2007</text:p>
      <text:p text:style-name="P2">Location: Rm. 5337, <text:s/>Medical Sciences Building</text:p>
      <text:p text:style-name="P2"/>
      <text:p text:style-name="P2"/>
      <text:p text:style-name="P3">Supervisor:</text:p>
      <text:p text:style-name="P4">Dr. Régis Pomès</text:p>
      <text:p text:style-name="P2"/>
      <text:p text:style-name="P5">Committee Members:</text:p>
      <text:p text:style-name="P2">Dr. Mark Nitz</text:p>
      <text:p text:style-name="P2">Dr. Avi Charkrabartty</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utline</text:p>
      <text:p text:style-name="Standard"/>
      <text:p text:style-name="Standard">(be able to defend why you are doing what you're doing and how you're doing it, why use this methodology, approaches, why use these tools, not those ... etc)</text:p>
      <text:p text:style-name="Standard">find your angle</text:p>
      <text:p text:style-name="Standard">if the audience does not really understand your techniques, they want to be able to at least walk away with a good motivation for solving this problem. <text:s text:c="3"/></text:p>
      <text:p text:style-name="Standard">Use the in vitro data to motivate the problem that you are trying to solve.</text:p>
      <text:p text:style-name="Standard"/>
      <text:p text:style-name="Standard">Introduction + Motivation</text:p>
      <text:p text:style-name="Standard"/>
      <text:p text:style-name="Standard">medical relevance</text:p>
      <text:p text:style-name="Standard">experimental findings identifies Abeta ( in particular Abeta42 ) proteins as a target for drug therapy</text:p>
      <text:p text:style-name="Standard">Also, there are several pathological species found in AD</text:p>
      <text:p text:style-name="Standard">problems with current therapy</text:p>
      <text:p text:style-name="Standard">where inositol comes</text:p>
      <text:p text:style-name="Standard">this leads to where my research project comes in</text:p>
      <text:p text:style-name="Standard">The major goal: <text:s/></text:p>
      <text:p text:style-name="Standard">sequence of hypothesis and the logical connection between them</text:p>
      <text:p text:style-name="Standard">methodology I will use</text:p>
      <text:p text:style-name="Standard"/>
      <text:p text:style-name="Standard">concerns:</text:p>
      <text:p text:style-name="Standard">-what are the conformations of inositol: <text:s/>conformational equilibrium of inositol? <text:s/>We made the assumption that chair conformations with maximal number of equatorial groups is the most likely conformation in water. <text:s/>Do not characterize the structure of inositol using axial/equatorial descriptors.</text:p>
      <text:p text:style-name="Standard">- what are the peptide concentrations and inositol concentrations you are working wit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Alzheimer's Disease is a progressive neurodegenerative disease causing progressive dementia and eventually, death in afflicted patients [ref]. <text:s/>While there are therapies available to slow the progression of cognitive decline in AD patients, there are no drugs available targeting the underlying cause of AD [Gelinas, McLaurin].</text:p>
      <text:p text:style-name="Standard"><text:tab/>Pathologically, Alzheimer's is characterized by extracellular deposits of plaques. <text:s/>These plaques contain <text:s/>amyloid deposits composed mainly of Amyloid-beta (Abeta) 39-43 residue <text:span text:style-name="T1">peptides</text:span>. <text:s/>Current research indicates that the accumulation of neurotoxic oligomeric aggregates of Abeta causes AD. <text:s/>This means that inhibition of these species may be effective in blocking the pathenogenic cascade of AD (McLaurin, 2006). <text:s/>A recent study shown that scyllo-inositol, an stereoisomer of cyclohexanehexol, when <text:s/>administered orally to a transgenic mouse model of AD, significantly reduced AD-like symptoms. <text:s/></text:p>
      <text:p text:style-name="Standard"><text:tab/>Inositol has 8 naturally occurring stereoisomers. <text:s/>myo-, chiro-, epi- and scyllo inositol are the most commonly found in nature. <text:s/>In particular, myo-Inositol is the most abundant isomer. <text:s/>It is a universal component of all eukaryotic cells and a constituent of phosphatidylinositol (an important phospholipid in membranes) <text:s/>Inositol is naturally synthesized in the human body, with the highest concentration in the brain. <text:s/>~ 5mM myo-Inositol, and 0.5 mM scyllo-inositol.</text:p>
      <text:p text:style-name="Standard">Inositol has this and that property, thus making it an excellent drug candidate for treatment of amyloid-related disorders. <text:s/>An important consequence of this research is that scyllo-inositol may be an effective drug for amyloid disorders, in particular, AD. <text:s/></text:p>
      <text:p text:style-name="Standard"><text:tab/>In vitro data showed that scyllo-inositol binds to and disaggregate amyloid beta (Abeta) 42 peptides (more details, which froms of inositol have been characterized experimentally in terms of amyloid inhibition?). <text:s/>In addition, scyllo-inositol was shown to be effective in delaying the onset <text:s/>and <text:s/>restoring cognitive after onset of AD in mice. <text:s/>Studies in humans are also underway. <text:s/>Thus, overall, scyllo-inositol is an excellent candidate as a <text:s/>potential drug treatment targeting the underlying cause of AD. </text:p>
      <text:p text:style-name="Standard"><text:tab/>In order to further the understand how inositol interact with amyloid species and to generate derivatives of inositol with increased efficacy, <text:s/>it is important to understand mechanistically how inositol interacts with peptides at the molecular-level. <text:s text:c="2"/></text:p>
      <text:p text:style-name="Standard"><text:tab/>Currently, it is not understood at the molecular level, how scyllo-inositol binds and disaggregate Abeta. <text:s/>Thus, a major goal of my project is to utilize molecular dynamics simulations to elucidate the mechanism of action of inositols on amyloid fibrils. <text:s/>In particular, how does inositol bind to and interact with various <text:s/>amyloid species such as fibrils and oligomers? <text:s/>What is the stereo-specific mechanism of action of inositols? <text:s/>( I mean to say why does scyllo work better than epi, myo, and chiro?)</text:p>
      <text:p text:style-name="Standard"><text:tab/>As a first step, we hypothesize that inositol acts on the backbone of <text:span text:style-name="T2">amyloid peptide</text:span>s, by forming hydrogen bonds with an amino acid in the beta conformation. </text:p>
      <text:p text:style-name="Standard">[show schematic of how inositol may bind an AA]</text:p>
      <text:p text:style-name="Standard"><text:s/><text:tab/>To quantitate this hypothesis, we used blocked alanine dipeptide (chemical formula used) as a minimalist model of peptide backbone. <text:s/>Alanine dipeptide is a experimentally and theoretically well characterized peptide, commonly used as a model system to parameterize force fields. <text:s/>It can adopt all the dihedral angles found in proteins, thus making it ideal to quantitate binding equilibria and measure the effect of inositol binding on it's conformational equilibria.</text:p>
      <text:p text:style-name="Standard"><text:tab/>Results: binding probabilities for each of the isomers (with error bars); binding conformational equilibria (show for only scyllo) including error bars. <text:s/></text:p>
      <text:p text:style-name="Standard"><text:tab/>Interpretation of results. Results showed that the most likely binding mode was bidentate binding with CONH (short) – need to come up with a good way of saying CONH short, and bidentate – picture. <text:s/>This is consistent with our hypothesis and in vitro data showing that scyllo induces structural transition to beta conformation. <text:s text:c="2"/>[Although this population occurs only a small % of the time (1%), error calculations shows that it's significant. <text:s text:c="2"/>(Also, to be sure I need to analyze the number of transtions in and out of this state to be sure that it's not only a single event) ]</text:p>
      <text:p text:style-name="Standard"/>
      <text:p text:style-name="P6">Work-in-progress</text:p>
      <text:p text:style-name="Standard">Does inositol bind GAGAGAGA, a simple amyloidogenic peptide?</text:p>
      <text:p text:style-name="Standard"><text:s/><text:tab/>To test our hypothesis on a more biologically relevant system, we performed simulations of a single monomer GAGAGAGA at the same concentration of inositol (4 of them, what is the exact concentration?). <text:s/>GAGAGAGA an amyloidogenic peptide of low sequence complexity and thus present a both biologically relevant (Gatesy,2001, Kenney,2002,Vandermeulen,2006) and computationally tractable <text:s/>(we are able to obtain up to 15ns/day with tetramers of GAGAGAGA) model to test and refine our mechanistic hypotheses. <text:s text:c="2"/>Results obtained here can be compared to equilibrium data available in our lab (compare to sarah's results...).</text:p>
      <text:p text:style-name="Standard"/>
      <text:p text:style-name="Standard">Mixture of monomeric GAGAGAGA peptides and inositol a model for amorphous amyloid aggregates</text:p>
      <text:p text:style-name="Standard">[show picture]</text:p>
      <text:p text:style-name="Standard"/>
      <text:p text:style-name="Standard">Small beta sheet of GAGAGAGA in water</text:p>
      <text:p text:style-name="Standard">[show picture]</text:p>
      <text:p text:style-name="Standard"/>
      <text:p text:style-name="Standard">amyloid-like GAGAGAGA infinite sheet model systems</text:p>
      <text:list text:style-name="L1">
        <text:list-item>
          <text:p text:style-name="P7">no edge</text:p>
        </text:list-item>
        <text:list-item>
          <text:p text:style-name="P7">2 exposed edges present</text:p>
        </text:list-item>
      </text:list>
      <text:p text:style-name="Standard"/>
      <text:p text:style-name="Standard">Obtain statistics on inositol binding with sheet surface</text:p>
      <text:p text:style-name="Standard">How does inositol bind to a beta sheet? <text:s/>Where and in what orientation ?</text:p>
      <text:p text:style-name="Standard"/>
      <text:p text:style-name="Standard">Describe the infinite stacked GAGAGAGA beta sheet</text:p>
      <text:p text:style-name="Standard">picture of the sheet extended along y with arrows point and indicating infinite</text:p>
      <text:p text:style-name="Standard">indicate the axis (strand, stacking, and fibril)</text:p>
      <text:p text:style-name="Standard"/>
      <text:p text:style-name="Standard">Difficulties?</text:p>
      <text:p text:style-name="Standard">Is this a biol. relevant model of amyloid?</text:p>
      <text:p text:style-name="Standard">too stable? What to do if we don't observe disaggregation?</text:p>
      <text:p text:style-name="Standard"/>
      <text:p text:style-name="Standard"/>
      <text:p text:style-name="P6">Future works</text:p>
      <text:p text:style-name="Standard">- Comparisons with epi, myo, and chiro stereoisomers of inositol</text:p>
      <text:p text:style-name="Standard">To understand the stereochemical effect of binding of inositol (? actually, I'm not clear on this subject)</text:p>
      <text:list text:style-name="L2">
        <text:list-item>
          <text:p text:style-name="P8">Inositol with various disordered GAGAGAGA aggregates</text:p>
        </text:list-item>
        <text:list-item>
          <text:p text:style-name="P8">[show some snapshots of the ap2f or ap1f with 2 inositol]</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D is an excellent tool for such purposes. With molecular dynamics simulations, we can obtain trajectories of motion of our modeled systems at the atomic level, from which we can extract equilibrium and time-dependent physical quantities of interest (eg. binding free energy of a drug and enzyme in water)</text:p>
      <text:p text:style-name="Standard"/>
      <text:p text:style-name="P6">Structure of inositols</text:p>
      <text:p text:style-name="Standard"/>
      <text:p text:style-name="Standard">[insert pictures of scyllo, myo, epi, and chiro inositol]</text:p>
      <text:p text:style-name="Standard"/>
      <text:p text:style-name="Standard"/>
      <text:p text:style-name="Standard"/>
      <text:p text:style-name="P6">Completed work</text:p>
      <text:p text:style-name="Standard"/>
      <text:p text:style-name="Standard">What was done:</text:p>
      <text:p text:style-name="Standard"/>
      <text:p text:style-name="Standard">Alanine dipeptide is a minimalist model of a peptidic backbone </text:p>
      <text:p text:style-name="Standard">Conformational degrees of freedom is completely capture by it's (phi, psi)</text:p>
      <text:p text:style-name="Standard"><text:s/>4 dominant (?) equilibrium conformations [show picture of energy landscape] representative of real protein conformations ...</text:p>
      <text:p text:style-name="Standard"/>
      <text:p text:style-name="Standard">Conclusions:</text:p>
      <text:list text:style-name="L3">
        <text:list-item>
          <text:p text:style-name="P9">scyllo inositol and stereoisomers reversibly binds</text:p>
        </text:list-item>
        <text:list-item>
          <text:p text:style-name="P9">binds in many different modes</text:p>
          <text:p text:style-name="P9">[select a few snapshots showing th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11-12T18:12:27</meta:creation-date>
    <dc:date>2007-11-17T23:09:10</dc:date>
    <meta:print-date>2007-11-17T22:56:05</meta:print-date>
    <dc:language>en-US</dc:language>
    <meta:editing-cycles>151</meta:editing-cycles>
    <meta:editing-duration>PT14H28M9S</meta:editing-duration>
    <meta:user-defined meta:name="Info 1"/>
    <meta:user-defined meta:name="Info 2"/>
    <meta:user-defined meta:name="Info 3"/>
    <meta:user-defined meta:name="Info 4"/>
    <meta:document-statistic meta:table-count="0" meta:image-count="0" meta:object-count="0" meta:page-count="6" meta:paragraph-count="75" meta:word-count="1248" meta:character-count="8190"/>
  </office:meta>
</office:document-meta>
</file>